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8fc" officeooo:paragraph-rsid="001768fc"/>
    </style:style>
    <style:style style:name="P2" style:family="paragraph" style:parent-style-name="Standard">
      <style:text-properties officeooo:paragraph-rsid="001768fc"/>
    </style:style>
    <style:style style:name="T1" style:family="text">
      <style:text-properties officeooo:rsid="001768fc"/>
    </style:style>
    <style:style style:name="T2" style:family="text">
      <style:text-properties officeooo:rsid="0018e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крытия дна</text:p>
      <text:p text:style-name="P1"/>
      <text:p text:style-name="P1"/>
      <text:p text:style-name="P1"><text:span text:style-name="T2">И</text:span>л</text:p>
      <text:p text:style-name="P1">Ракушка</text:p>
      <text:p text:style-name="P2"><text:span text:style-name="T2">К</text:span><text:span text:style-name="T1">амень</text:span></text:p>
      <text:p text:style-name="P1"/>
      <text:p text:style-name="P1">Трава</text:p>
      <text:p text:style-name="P1">Песок</text:p>
      <text:p text:style-name="P1">Глина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1-17T12:20:55.567925885</meta:creation-date>
    <dc:date>2020-11-17T21:54:28.237391730</dc:date>
    <meta:editing-duration>PT12M51S</meta:editing-duration>
    <meta:editing-cycles>1</meta:editing-cycles>
    <meta:document-statistic meta:table-count="0" meta:image-count="0" meta:object-count="0" meta:page-count="1" meta:paragraph-count="7" meta:word-count="8" meta:character-count="42" meta:non-whitespace-character-count="41"/>
    <meta:generator>LibreOffice/7.0.1.2$Linux_X86_64 LibreOffice_project/7cbcfc562f6eb6708b5ff7d7397325de9e764452</meta:generator>
  </office:meta>
</office:document-meta>
</file>